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dbcSourceDescriptor.doSetSourceProperty( Source source , SourceProperty proper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impleJdbcSourceDescriptor.doGetSourceProperty( Source source , String namespac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impleJdbcSourceDescriptor.SimpleJdbcSourc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JdbcSourceDescriptor.getEventNam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JdbcSourceDescriptor.getValidity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dbcSourceDescriptor.configure(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SourceDescripto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JdbcSourceDescriptor.getSourceProperties( Source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impleJdbcSourceDescripto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JdbcSourceDescriptor.doRemoveSourceProperty( Source source , String namespace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